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number-columns-repeated="22" table:default-cell-style-name="Default"/>
        <table:table-row table:style-name="ro1" table:number-rows-repeated="4">
          <table:table-cell table:number-columns-repeated="22"/>
        </table:table-row>
        <table:table-row table:style-name="ro1">
          <table:table-cell table:style-name="ce1" office:value-type="string" calcext:value-type="string" table:number-columns-spanned="5" table:number-rows-spanned="1">
            <text:p>X</text:p>
          </table:table-cell>
          <table:covered-table-cell table:number-columns-repeated="4"/>
          <table:table-cell table:style-name="ce2" office:value-type="string" calcext:value-type="string" table:number-columns-spanned="2" table:number-rows-spanned="1">
            <text:p>W1</text:p>
          </table:table-cell>
          <table:covered-table-cell/>
          <table:table-cell table:style-name="ce2" office:value-type="string" calcext:value-type="string" table:number-columns-spanned="2" table:number-rows-spanned="1">
            <text:p>Z1 = X*W1</text:p>
          </table:table-cell>
          <table:covered-table-cell/>
          <table:table-cell table:style-name="ce1" office:value-type="string" calcext:value-type="string" table:number-columns-spanned="3" table:number-rows-spanned="1">
            <text:p>A1 = {1} + sigmoid(Z1)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W2</text:p>
          </table:table-cell>
          <table:covered-table-cell/>
          <table:table-cell table:style-name="ce1" office:value-type="string" calcext:value-type="string" table:number-columns-spanned="2" table:number-rows-spanned="1">
            <text:p>Z2 = A1*W2</text:p>
          </table:table-cell>
          <table:covered-table-cell/>
          <table:table-cell table:style-name="ce1" office:value-type="string" calcext:value-type="string" table:number-columns-spanned="3" table:number-rows-spanned="1">
            <text:p>A2 = {1} + sigmoid(Z2)</text:p>
          </table:table-cell>
          <table:covered-table-cell table:number-columns-repeated="2"/>
          <table:table-cell office:value-type="string" calcext:value-type="string">
            <text:p>W3</text:p>
          </table:table-cell>
          <table:table-cell office:value-type="string" calcext:value-type="string">
            <text:p>Z3 = A2*W3</text:p>
          </table:table-cell>
          <table:table-cell office:value-type="string" calcext:value-type="string">
            <text:p>A3 = sigmoid(Z3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matrix-columns-spanned="2" table:number-matrix-rows-spanned="1" table:formula="of:=MMULT([.A7:.E7];[.F7:.G11])" office:value-type="float" office:value="0.55" calcext:value-type="float">
            <text:p>0.55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formula="of:=(1/(1+EXP(-[.H7])))" office:value-type="float" office:value="0.634135591010801" calcext:value-type="float">
            <text:p>0.634135591</text:p>
          </table:table-cell>
          <table:table-cell table:formula="of:=(1/(1+EXP(-[.I7])))" office:value-type="float" office:value="0.58661757891733" calcext:value-type="float">
            <text:p>0.5866175789</text:p>
          </table:table-cell>
          <table:table-cell office:value-type="float" office:value="0.15" calcext:value-type="float">
            <text:p>0.15</text:p>
          </table:table-cell>
          <table:table-cell office:value-type="float" office:value="0.35" calcext:value-type="float">
            <text:p>0.35</text:p>
          </table:table-cell>
          <table:table-cell table:number-matrix-columns-spanned="2" table:number-matrix-rows-spanned="1" table:formula="of:=MMULT([.J7:.L7];[.M7:.N9])" office:value-type="float" office:value="0.513850050373766" calcext:value-type="float">
            <text:p>0.5138500504</text:p>
          </table:table-cell>
          <table:table-cell office:value-type="float" office:value="0.5965265345903" calcext:value-type="float">
            <text:p>0.5965265346</text:p>
          </table:table-cell>
          <table:table-cell office:value-type="float" office:value="1" calcext:value-type="float">
            <text:p>1</text:p>
          </table:table-cell>
          <table:table-cell table:formula="of:=(1/(1+EXP(-[.O7])))" office:value-type="float" office:value="0.625708581564455" calcext:value-type="float">
            <text:p>0.6257085816</text:p>
          </table:table-cell>
          <table:table-cell table:formula="of:=(1/(1+EXP(-[.P7])))" office:value-type="float" office:value="0.644861230625363" calcext:value-type="float">
            <text:p>0.6448612306</text:p>
          </table:table-cell>
          <table:table-cell office:value-type="float" office:value="0.15" calcext:value-type="float">
            <text:p>0.15</text:p>
          </table:table-cell>
          <table:table-cell table:number-matrix-columns-spanned="1" table:number-matrix-rows-spanned="1" table:formula="of:=MMULT([.Q7:.S7];[.T7:.T9])" office:value-type="float" office:value="0.532128576109991" calcext:value-type="float">
            <text:p>0.5321285761</text:p>
          </table:table-cell>
          <table:table-cell table:formula="of:=(1/(1+EXP(-[.U7])))" office:value-type="float" office:value="0.629979431570816" calcext:value-type="float">
            <text:p>0.6299794316</text:p>
          </table:table-cell>
        </table:table-row>
        <table:table-row table:style-name="ro1">
          <table:table-cell table:number-columns-repeated="5"/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5"/>
          <table:table-cell table:number-columns-repeated="2" office:value-type="float" office:value="0.25" calcext:value-type="float">
            <text:p>0.25</text:p>
          </table:table-cell>
          <table:table-cell table:number-columns-repeated="5"/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table:number-columns-repeated="5"/>
          <table:table-cell table:number-columns-repeated="2" office:value-type="float" office:value="0.03" calcext:value-type="float">
            <text:p>0.03</text:p>
          </table:table-cell>
          <table:table-cell table:number-columns-repeated="5"/>
          <table:table-cell office:value-type="float" office:value="0.35" calcext:value-type="float">
            <text:p>0.35</text:p>
          </table:table-cell>
          <table:table-cell office:value-type="float" office:value="0.15" calcext:value-type="float">
            <text:p>0.15</text:p>
          </table:table-cell>
          <table:table-cell table:number-columns-repeated="5"/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number-columns-repeated="15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6"/>
          <table:table-cell table:style-name="ce3" office:value-type="string" calcext:value-type="string">
            <text:p>Sum of exp logits:</text:p>
          </table:table-cell>
          <table:table-cell table:formula="of:=EXP([.H7])" office:value-type="float" office:value="1.7332530178674" calcext:value-type="float">
            <text:p>1.7332530179</text:p>
          </table:table-cell>
          <table:table-cell table:formula="of:=EXP([.I7])" office:value-type="float" office:value="1.41906754859326" calcext:value-type="float">
            <text:p>1.4190675486</text:p>
          </table:table-cell>
          <table:table-cell table:style-name="ce4" table:formula="of:=SUM([.H16:.I16])" office:value-type="float" office:value="3.15232056646065" calcext:value-type="float">
            <text:p>3.1523205665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3" office:value-type="string" calcext:value-type="string">
            <text:p>Softmaxed scores:</text:p>
          </table:table-cell>
          <table:table-cell table:formula="of:=EXP([.H7])/[.J16]" office:value-type="float" office:value="0.549833997312478" calcext:value-type="float">
            <text:p>0.5498339973</text:p>
          </table:table-cell>
          <table:table-cell table:formula="of:=EXP([.I7])/[.J16]" office:value-type="float" office:value="0.450166002687522" calcext:value-type="float">
            <text:p>0.4501660027</text:p>
          </table:table-cell>
          <table:table-cell table:number-columns-repeated="8"/>
          <table:table-cell office:value-type="string" calcext:value-type="string">
            <text:p>Outputs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629979431570816" calcext:value-type="float">
            <text:p>0.6299794316</text:p>
          </table:table-cell>
          <table:table-cell office:value-type="float" office:value="0" calcext:value-type="float">
            <text:p>0</text:p>
          </table:table-cell>
          <table:table-cell table:formula="of:=[.S18]*LN([.R18]) + (1-[.S18])*LN(1-[.R18])" office:value-type="float" office:value="-0.994196684539808" calcext:value-type="float">
            <text:p>-0.9941966845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628357924543838" calcext:value-type="float">
            <text:p>0.6283579245</text:p>
          </table:table-cell>
          <table:table-cell office:value-type="float" office:value="1" calcext:value-type="float">
            <text:p>1</text:p>
          </table:table-cell>
          <table:table-cell table:formula="of:=[.S19]*LN([.R19]) + (1-[.S19])*LN(1-[.R19])" office:value-type="float" office:value="-0.464645331328929" calcext:value-type="float">
            <text:p>-0.4646453313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7"/>
          <table:table-cell office:value-type="string" calcext:value-type="string">
            <text:p>Sum</text:p>
          </table:table-cell>
          <table:table-cell/>
          <table:table-cell table:formula="of:=SUM([.T18:.T19])" office:value-type="float" office:value="-1.45884201586874" calcext:value-type="float">
            <text:p>-1.4588420159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string" calcext:value-type="string">
            <text:p>Average</text:p>
          </table:table-cell>
          <table:table-cell/>
          <table:table-cell table:formula="of:=[.T21]/2" office:value-type="float" office:value="-0.729421007934368" calcext:value-type="float">
            <text:p>-0.7294210079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string" calcext:value-type="string">
            <text:p>Invert</text:p>
          </table:table-cell>
          <table:table-cell/>
          <table:table-cell table:formula="of:=-[.T22]" office:value-type="float" office:value="0.729421007934368" calcext:value-type="float">
            <text:p>0.729421007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3">00/00/0000</text:date>, <text:time style:data-style-name="N2" text:time-value="12:13:37.87293338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ert Karbowy</meta:initial-creator>
    <meta:creation-date>2019-12-22T21:31:20.347417540</meta:creation-date>
    <dc:date>2019-12-23T12:33:19.823357383</dc:date>
    <meta:editing-duration>PT1H13M42S</meta:editing-duration>
    <meta:editing-cycles>27</meta:editing-cycles>
    <meta:generator>LibreOffice/5.1.6.2$Linux_X86_64 LibreOffice_project/10m0$Build-2</meta:generator>
    <meta:document-statistic meta:table-count="1" meta:cell-count="78" meta:object-count="0"/>
  </office:meta>
</office:document-meta>
</file>